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="none" draw:fill-color="#ffffff"/>
    </style:style>
    <style:style style:name="gr2" style:family="graphic" style:parent-style-name="standard">
      <style:graphic-properties svg:stroke-width="0.1cm" draw:fill="none" draw:fill-color="#ffffff"/>
    </style:style>
    <style:style style:name="gr3" style:family="graphic" style:parent-style-name="standard">
      <style:graphic-properties draw:stroke="none" svg:stroke-width="0.1cm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0cm" svg:y="0cm"/>
          <draw:line draw:style-name="gr1" draw:layer="layout" svg:x1="0cm" svg:y1="0cm" svg:x2="4cm" svg:y2="2cm">
            <text:p/>
          </draw:line>
          <draw:circle draw:style-name="gr2" draw:layer="layout" svg:width="1.2cm" svg:height="1.2cm" svg:x="0.4cm" svg:y="0.4cm">
            <text:p/>
          </draw:circle>
          <draw:circle draw:style-name="gr3" draw:layer="layout" svg:width="0.5cm" svg:height="0.5cm" svg:x="0.75cm" svg:y="0.75cm">
            <text:p/>
          </draw:circle>
          <draw:line draw:style-name="gr2" draw:layer="layout" svg:x1="1.6cm" svg:y1="1cm" svg:x2="2.4cm" svg:y2="1cm">
            <text:p/>
          </draw:line>
          <draw:line draw:style-name="gr2" draw:layer="layout" svg:x1="1.2cm" svg:y1="1cm" svg:x2="4cm" svg:y2="1cm">
            <text:p/>
          </draw:line>
          <draw:polygon draw:style-name="gr3" draw:layer="layout" svg:width="0.8cm" svg:height="1.2cm" svg:x="2.4cm" svg:y="0.5cm" svg:viewBox="0 0 801 1201" draw:points="0,0 801,600 0,12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neum - presshy</dc:title>
    <meta:creation-date>2011-02-07T17:06:01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